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Informations">
      <style:text-properties fo:color="#000000" loext:opacity="100%" style:font-name="Arial1" fo:font-size="12pt" officeooo:paragraph-rsid="0014f366" style:font-size-asian="12pt" style:font-size-complex="12pt"/>
    </style:style>
    <style:style style:name="P2" style:family="paragraph" style:parent-style-name="Informations">
      <style:paragraph-properties fo:margin-left="0cm" fo:margin-right="0cm" fo:text-indent="0cm" style:auto-text-indent="false"/>
      <style:text-properties fo:color="#000000" loext:opacity="100%" style:font-name="Arial1" fo:font-size="12pt" officeooo:paragraph-rsid="0014f366" style:font-size-asian="12pt" style:font-size-complex="12pt"/>
    </style:style>
    <style:style style:name="P3" style:family="paragraph" style:parent-style-name="Heading_20_1">
      <style:text-properties style:font-name="Arial1" fo:font-size="12pt" officeooo:paragraph-rsid="0014f366" style:font-size-asian="12pt" style:font-size-complex="12pt"/>
    </style:style>
    <style:style style:name="P4" style:family="paragraph" style:parent-style-name="Heading_20_2">
      <style:text-properties style:font-name="Arial1" fo:font-size="12pt" fo:font-style="normal" officeooo:paragraph-rsid="0014f366" style:font-size-asian="12pt" style:font-style-asian="normal" style:font-size-complex="12pt" style:font-style-complex="italic"/>
    </style:style>
    <style:style style:name="P5" style:family="paragraph" style:parent-style-name="Heading_20_3">
      <style:text-properties style:font-name="Arial1" fo:font-size="12pt" officeooo:paragraph-rsid="0014f366" style:font-size-asian="12pt" style:font-size-complex="12pt"/>
    </style:style>
    <style:style style:name="P6" style:family="paragraph" style:parent-style-name="Retrait_20_normal1" style:list-style-name="">
      <style:paragraph-properties fo:margin-left="0.635cm" fo:margin-right="0cm" fo:text-indent="0cm" style:auto-text-indent="false"/>
      <style:text-properties style:font-name="Arial" fo:font-size="12pt" fo:font-style="italic" officeooo:paragraph-rsid="0014f366" style:font-size-asian="12pt" style:language-asian="fr" style:country-asian="FR" style:font-style-asian="italic" style:font-size-complex="7pt" style:font-style-complex="italic"/>
    </style:style>
    <style:style style:name="P7" style:family="paragraph" style:parent-style-name="Retrait_20_normal1" style:list-style-name="WWNum4">
      <style:text-properties style:font-name="Arial" fo:font-size="12pt" fo:font-style="italic" officeooo:paragraph-rsid="0014f366" style:font-size-asian="12pt" style:language-asian="fr" style:country-asian="FR" style:font-style-asian="italic" style:font-size-complex="7pt" style:font-style-complex="italic"/>
    </style:style>
    <style:style style:name="P8" style:family="paragraph" style:parent-style-name="Retrait_20_normal1" style:list-style-name="">
      <style:paragraph-properties fo:margin-left="1.27cm" fo:margin-right="0cm" fo:text-indent="0cm" style:auto-text-indent="false"/>
      <style:text-properties style:font-name="Arial1" fo:font-size="12pt" officeooo:paragraph-rsid="0014f366" style:font-size-asian="12pt" style:language-asian="fr" style:country-asian="FR" style:font-size-complex="12pt"/>
    </style:style>
    <style:style style:name="P9" style:family="paragraph" style:parent-style-name="Retrait_20_normal1" style:list-style-name="">
      <style:paragraph-properties fo:margin-left="0cm" fo:margin-right="0cm" fo:text-indent="0cm" style:auto-text-indent="false"/>
      <style:text-properties style:font-name="Arial1" fo:font-size="12pt" officeooo:paragraph-rsid="0014f366" style:font-size-asian="12pt" style:language-asian="fr" style:country-asian="FR" style:font-size-complex="12pt"/>
    </style:style>
    <style:style style:name="P10" style:family="paragraph" style:parent-style-name="Retrait_20_normal1" style:list-style-name="">
      <style:paragraph-properties fo:margin-left="0cm" fo:margin-right="0cm" fo:text-indent="0cm" style:auto-text-indent="false"/>
      <style:text-properties style:font-name="Arial1" fo:font-size="12pt" officeooo:rsid="00155e24" officeooo:paragraph-rsid="00155e24" style:font-size-asian="12pt" style:language-asian="fr" style:country-asian="FR" style:font-size-complex="12pt"/>
    </style:style>
    <style:style style:name="P11" style:family="paragraph" style:parent-style-name="Standard">
      <style:text-properties style:font-name="Arial1" fo:font-size="12pt" officeooo:paragraph-rsid="0014f366" style:font-size-asian="12pt" style:font-size-complex="12pt"/>
    </style:style>
    <style:style style:name="T1" style:family="text">
      <style:text-properties officeooo:rsid="001897d3"/>
    </style:style>
    <style:style style:name="T2" style:family="text">
      <style:text-properties officeooo:rsid="001900c4"/>
    </style:style>
    <style:style style:name="T3" style:family="text">
      <style:text-properties officeooo:rsid="0019ab66"/>
    </style:style>
    <style:style style:name="T4" style:family="text">
      <style:text-properties officeooo:rsid="001a85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Toc499021836"/>Analyse / Conception<text:bookmark-end text:name="_Toc499021836"/></text:h>
      <text:h text:style-name="P4" text:outline-level="2"><text:bookmark-start text:name="_Toc499021837"/>Concept<text:bookmark-end text:name="_Toc499021837"/></text:h>
      <text:p text:style-name="P8"/>
      <text:h text:style-name="P5" text:outline-level="3">Maquettes</text:h>
      <text:p text:style-name="P11">Les maquettes de l’application «<text:span text:style-name="T1">Password Manager» </text:span>ont été réalisées depuis le logiciel « Figma », <text:span text:style-name="T2">p</text:span>our modéliser ce<text:span text:style-name="T1">tte application</text:span>, nous avons <text:span text:style-name="T2">fait </text:span>six <text:span text:style-name="T2">maquettes</text:span>. Elles montrent l’interface de notre application, de son point d’entrée « Authentification » <text:span text:style-name="T2">ou «Se connecter» </text:span>à ses fonctionnalités sous-jacentes : « Générer un mot de passe », « Sauvegarder un mot de passe » et <text:span text:style-name="T3">accéder aux données enregistrées</text:span> <text:span text:style-name="T3">dans </text:span>« Mon coffre ». </text:p>
      <text:p text:style-name="P11"/>
      <text:p text:style-name="P11"/>
      <text:p text:style-name="P11">La page « Générer un mot de passe » a deux maquettes. Celle qui <text:span text:style-name="T3">est </text:span>affiché par défaut, et celle qui est montré à l’utilisateur si l’option « Vérifier la force du mot de passe » est cochée.</text:p>
      <text:p text:style-name="P11"/>
      <text:p text:style-name="P11">Par ces maquettes, on voit également qu’il y a des options qui ne sont visibles qu’à la suite <text:span text:style-name="T3">manœuvres </text:span>comme l’appui sur le bouton (d’aide), ou sur le bouton du menu qui affiche les différentes options de navigation. </text:p>
      <text:p text:style-name="P11"/>
      <text:p text:style-name="P11">Pour accéder à l’application l’utilisateur devra soit se connecter à l’application avec des données valides, soit créer un compte conformément aux exigences des bonnes pratiques qu’il aura reçu. </text:p>
      <text:p text:style-name="P11"/>
      <text:h text:style-name="P5" text:outline-level="3">MCD</text:h>
      <text:p text:style-name="P2">Notre MCD "Modèle conceptuel des données", se résume en deux entités.</text:p>
      <text:p text:style-name="P2">D'un côté, nous avons l'entité "USER", de l'autre l'entité "WEBSITE".</text:p>
      <text:p text:style-name="P2">Notre utilisateur est défini par son identifiant, son nom d'utilisateur, son mot de passe maître, son sel et son rôle.</text:p>
      <text:p text:style-name="P2">L'attribut "administrator" étant de type booléan, on pourra savoir si l'utilisateur en question a le rôle administrateur ou non.</text:p>
      <text:p text:style-name="P2">Un site internet lui est caractérisé par son identifiant, son nom, le nom d'utilisateur utilisé et un mot de passe.</text:p>
      <text:p text:style-name="P2">Les deux dernières informations représentent les données de connexion de l'utilisateur de la table "USER".</text:p>
      <text:p text:style-name="P2">Ces deux entités sont liées pas le type d'association "manage". Ce verbe contient toutes les actions possibles de l'utilisateur : </text:p>
      <text:p text:style-name="P2">ajouter, modifier et supprimer des données d'un site internet. </text:p>
      <text:p text:style-name="P2"/>
      <text:p text:style-name="P2">L'entité "USER" est une entité indépendante, tandis que l'entité "WEBSITE" est dépendante de l'entité "USER".</text:p>
      <text:p text:style-name="P2">Pour qu'il y ait un site internet, il faut donc qu'il y ait un utilisateur derrière. </text:p>
      <text:p text:style-name="P2">Cette relation entre les deux peut résumer en : "un utilisateur gère 0 ou plusieurs site internet" et "un site internet est géré par </text:p>
      <text:p text:style-name="P2">un ou plusieurs utilisateurs".</text:p>
      <text:p text:style-name="P2">Un site internet peut être géré par plusieurs utilisateurs dans le cas, où il y aurait un utilisateur avec un rôle administrateur à 1.</text:p>
      <text:p text:style-name="P2"><text:soft-page-break/>Langage compréhensible pour tous.</text:p>
      <text:p text:style-name="P2">Les identifiants des deux tables sont des clés artificielles auto incr<text:span text:style-name="T4">é</text:span>menté<text:span text:style-name="T4">e</text:span>s.</text:p>
      <text:p text:style-name="P1"/>
      <text:h text:style-name="P5" text:outline-level="3">MLD</text:h>
      <text:p text:style-name="P2">Langage orienté code.</text:p>
      <text:p text:style-name="P2">Le modèle logique des données (MLD), nous permet d'écrire nos données comme nous aimerions les retrouver dans notre code.</text:p>
      <text:p text:style-name="P2">Après le MCD, ce modèle varie donc légèrement pour s'adapter aux normes.</text:p>
      <text:p text:style-name="P2">Sont mis en gras</text:p>
      <text:p text:style-name="P1"/>
      <text:h text:style-name="P5" text:outline-level="3">MPD (script)</text:h>
      <text:p text:style-name="P2">Le MCD et le MLD nous permettent de mieux préparer notre code. Grâce à leur visuel, on peut voir si les données sont logiques, cohérents</text:p>
      <text:p text:style-name="P2">et générer ensuite un code adapté au langage visé. Voir démarche ci-dessous :</text:p>
      <text:p text:style-name="P9"/>
      <text:p text:style-name="P10">Interactions entre les parties et sous-systèmes du travail</text:p>
      <text:p text:style-name="P10">Explication modèles et script ↔ ap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Retrait_20_normal1" style:display-name="Retrait normal1" style:family="paragraph" style:parent-style-name="Standard" style:list-style-name="WWNum2">
      <style:text-properties style:font-name="Times New Roman" fo:font-family="'Times New Roman'" style:font-family-generic="roman" style:font-pitch="variable" fo:font-size="9pt" style:font-size-asian="9pt" style:language-asian="fr" style:country-asian="CH" style:font-size-complex="9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size="14pt" style:text-underline-style="solid" style:text-underline-width="auto" style:text-underline-color="font-color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Text_20_body_20_indent" style:display-name="Text body indent" style:family="paragraph" style:parent-style-name="Text_20_body" style:class="text">
      <style:paragraph-properties fo:margin-left="2cm" fo:margin-right="0cm" fo:margin-top="0cm" fo:margin-bottom="0.247cm" style:contextual-spacing="true" fo:text-align="justify" style:justify-single-word="false" fo:text-indent="0cm" style:auto-text-indent="false">
        <style:tab-stops>
          <style:tab-stop style:position="7.752cm"/>
        </style:tab-stops>
      </style:paragraph-properties>
      <style:text-properties fo:font-size="10pt" fo:language="fr" fo:country="CH" style:font-size-asian="10pt" style:language-asian="fr" style:country-asian="CH"/>
    </style:style>
    <style:style style:name="Informations" style:family="paragraph" style:parent-style-name="Text_20_body_20_indent">
      <style:paragraph-properties fo:margin-left="2.501cm" fo:margin-right="0cm" fo:text-indent="0cm" style:auto-text-indent="false"/>
      <style:text-properties fo:color="#8496b0" loext:opacity="100%" fo:font-size="8pt" style:font-size-asian="8pt"/>
    </style:style>
    <style:style style:name="ListLabel_20_10" style:display-name="ListLabel 10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1T17:12:40.739000000</meta:creation-date>
    <dc:date>2025-06-02T03:10:23.107000000</dc:date>
    <meta:editing-duration>PT7H32M13S</meta:editing-duration>
    <meta:editing-cycles>3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33" meta:word-count="494" meta:character-count="3022" meta:non-whitespace-character-count="2554"/>
  </office:meta>
</office:document-meta>
</file>